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583in" style:rel-column-width="20154*"/>
    </style:style>
    <style:style style:name="Table1.B" style:family="table-column">
      <style:table-column-properties style:column-width="4.6347in" style:rel-column-width="45381*"/>
    </style:style>
    <style:style style:name="Table1.1" style:family="table-row">
      <style:table-row-properties style:min-row-height="0.625in"/>
    </style:style>
    <style:style style:name="Table1.A1" style:family="table-cell">
      <style:table-cell-properties style:vertical-align="middle" fo:background-color="#808080" fo:padding="0.0382in" fo:border="0.05pt solid #ffffff">
        <style:background-image/>
      </style:table-cell-properties>
    </style:style>
    <style:style style:name="Table1.2" style:family="table-row">
      <style:table-row-properties style:min-row-height="0.4333in"/>
    </style:style>
    <style:style style:name="Table1.A2" style:family="table-cell">
      <style:table-cell-properties style:vertical-align="middle" fo:background-color="#ff8000" fo:padding="0.0382in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#ff8000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9417in"/>
    </style:style>
    <style:style style:name="Table1.A3" style:family="table-cell">
      <style:table-cell-properties style:vertical-align="middle" fo:background-color="#ffd1bf" fo:padding="0.0382in" fo:border-left="0.05pt solid #ffffff" fo:border-right="none" fo:border-top="none" fo:border-bottom="0.05pt solid #ffffff">
        <style:background-image/>
      </style:table-cell-properties>
    </style:style>
    <style:style style:name="Table1.B3" style:family="table-cell">
      <style:table-cell-properties style:vertical-align="middle" fo:background-color="#ffd1b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er">
      <style:text-properties officeooo:rsid="00768e9b" officeooo:paragraph-rsid="00768e9b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83505" officeooo:paragraph-rsid="0008350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83505" officeooo:paragraph-rsid="00083505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eaf63" officeooo:paragraph-rsid="000fa68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7036a9" officeooo:paragraph-rsid="007036a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3505" officeooo:paragraph-rsid="0008350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83505" officeooo:paragraph-rsid="0008350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78702a" officeooo:paragraph-rsid="0078702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83505" officeooo:paragraph-rsid="0008350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083505" officeooo:paragraph-rsid="00083505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font-size="14pt" fo:font-style="normal" style:text-underline-style="none" fo:font-weight="bold" officeooo:rsid="0018388d" officeooo:paragraph-rsid="0018388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254297" officeooo:paragraph-rsid="00254297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5012b2" officeooo:paragraph-rsid="005012b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2c5145" officeooo:paragraph-rsid="002c5145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33c50d" officeooo:paragraph-rsid="0033c50d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33c50d" officeooo:paragraph-rsid="0094a118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254297" officeooo:paragraph-rsid="00254297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font-size="14pt" fo:font-style="italic" style:text-underline-style="none" fo:font-weight="bold" officeooo:rsid="0018388d" officeooo:paragraph-rsid="0018388d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5891c5" officeooo:paragraph-rsid="005891c5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65b2a3" officeooo:paragraph-rsid="0065b2a3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65b2a3" officeooo:paragraph-rsid="0094a118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5020b8" officeooo:paragraph-rsid="005012b2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146975" officeooo:paragraph-rsid="00146975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21deac" officeooo:paragraph-rsid="0021dea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21deac" officeooo:paragraph-rsid="008fd352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29eb51" officeooo:paragraph-rsid="0029eb51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533f49" officeooo:paragraph-rsid="00533f49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5aa608" officeooo:paragraph-rsid="005aa608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631af2" officeooo:paragraph-rsid="00631af2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631af2" officeooo:paragraph-rsid="0094a118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48ddf0" officeooo:paragraph-rsid="0041915e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49e868" officeooo:paragraph-rsid="0041915e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4fdf96" officeooo:paragraph-rsid="0041915e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50fd14" officeooo:paragraph-rsid="0050fd14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bold" officeooo:rsid="002c5145" officeooo:paragraph-rsid="002c5145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ce3fe" officeooo:paragraph-rsid="001ce3f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71ea6" officeooo:paragraph-rsid="00271ea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41915e" officeooo:paragraph-rsid="0041915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41915e" officeooo:paragraph-rsid="004da4f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7036a9" officeooo:paragraph-rsid="00721d9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7036a9" officeooo:paragraph-rsid="0073083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7036a9" officeooo:paragraph-rsid="0094a11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d33d8" officeooo:paragraph-rsid="006d33d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486b6c" officeooo:paragraph-rsid="00486b6c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486b6c" officeooo:paragraph-rsid="0094a11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486b6c" officeooo:paragraph-rsid="0099b6b5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9cee80" officeooo:paragraph-rsid="009cee80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33c50d" officeooo:paragraph-rsid="0033c50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33c50d" officeooo:paragraph-rsid="0094a11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a0d8d5" officeooo:paragraph-rsid="00a0d8d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a0ecbf" officeooo:paragraph-rsid="00a7f2c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0d8d5" officeooo:paragraph-rsid="00aa1c1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2ad60" officeooo:paragraph-rsid="00ac0512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2ad60" officeooo:paragraph-rsid="00add83e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417e2" officeooo:paragraph-rsid="00ae605c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598fe" officeooo:paragraph-rsid="00b14d0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59c2f" officeooo:paragraph-rsid="00b31f42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6137a" officeooo:paragraph-rsid="00a6137a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6137a" officeooo:paragraph-rsid="00b36e42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6137a" officeooo:paragraph-rsid="00b506ee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6137a" officeooo:paragraph-rsid="00b70573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fo:font-style="italic" style:text-underline-style="none" fo:font-weight="normal" officeooo:rsid="0033c50d" officeooo:paragraph-rsid="009f79ee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ff8000" loext:opacity="100%" fo:font-size="14pt" fo:font-style="normal" style:text-underline-style="none" fo:font-weight="bold" officeooo:rsid="00124057" officeooo:paragraph-rsid="00124057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21ca29" officeooo:paragraph-rsid="0021ca29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21ca29" officeooo:paragraph-rsid="008fd35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282ef5" officeooo:paragraph-rsid="00282ef5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5182fe" officeooo:paragraph-rsid="005182fe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5dab9b" officeooo:paragraph-rsid="005dab9b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5dab9b" officeooo:paragraph-rsid="0094a118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91d9db" officeooo:paragraph-rsid="0091d9db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ffffff" loext:opacity="100%" fo:font-size="20pt" style:text-underline-style="none" fo:font-weight="bold" officeooo:rsid="0078702a" officeooo:paragraph-rsid="0079b4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ffffff" loext:opacity="100%" fo:font-size="14pt" officeooo:rsid="007971a2" officeooo:paragraph-rsid="007971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ffffff" loext:opacity="100%" fo:font-size="14pt" officeooo:rsid="0079b412" officeooo:paragraph-rsid="0079b4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ffffff" loext:opacity="100%" fo:font-size="14pt" officeooo:rsid="00c79902" officeooo:paragraph-rsid="00c799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ffffff" loext:opacity="100%" fo:font-size="14pt" officeooo:rsid="00c8a63b" officeooo:paragraph-rsid="00c8a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ffffff" loext:opacity="100%" fo:font-size="14pt" fo:font-weight="bold" officeooo:rsid="00776012" officeooo:paragraph-rsid="007760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Standard" style:list-style-name="L1">
      <style:paragraph-properties fo:text-align="justify" style:justify-single-word="false"/>
      <style:text-properties officeooo:paragraph-rsid="000be5cb"/>
    </style:style>
    <style:style style:name="P78" style:family="paragraph" style:parent-style-name="Standard" style:list-style-name="L1">
      <style:paragraph-properties fo:text-align="justify" style:justify-single-word="false"/>
      <style:text-properties officeooo:paragraph-rsid="00cd4509"/>
    </style:style>
    <style:style style:name="P7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e654a" officeooo:paragraph-rsid="000eaf63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e654a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eaf63" officeooo:paragraph-rsid="000fa68a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0eaf63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eaf63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7036a9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83505" officeooo:paragraph-rsid="00cd4509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a4102" officeooo:paragraph-rsid="001a410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7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a4102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cb684" officeooo:paragraph-rsid="001cb68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7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cb684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7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ce3fe" officeooo:paragraph-rsid="00cd4509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fo:font-size="12pt" fo:font-style="normal" style:text-underline-style="none" fo:font-weight="normal" officeooo:rsid="001ce3fe" officeooo:paragraph-rsid="0008350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70251" officeooo:paragraph-rsid="00270251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71ea6" officeooo:paragraph-rsid="00271ea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50fd14" officeooo:paragraph-rsid="0050fd1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5aa608" officeooo:paragraph-rsid="005aa60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8e094" officeooo:paragraph-rsid="0068e094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8e094" officeooo:paragraph-rsid="0094a118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8e094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d33d8" officeooo:paragraph-rsid="006d33d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d33d8" officeooo:paragraph-rsid="0094a118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6d33d8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c001c4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7036a9" officeooo:paragraph-rsid="0092445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7036a9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50fd14" officeooo:paragraph-rsid="0050fd14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146975" officeooo:paragraph-rsid="00cd4509" style:font-size-asian="10.5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631af2" officeooo:paragraph-rsid="00ceef90" style:font-size-asian="10.5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982f8f" officeooo:paragraph-rsid="0099b6b5" style:font-size-asian="10.5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982f8f" officeooo:paragraph-rsid="00ceef90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486b6c" officeooo:paragraph-rsid="00ceef90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italic" style:text-underline-style="none" fo:font-weight="normal" officeooo:rsid="009cee80" officeooo:paragraph-rsid="00ceef90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33c50d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a0d8d5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normal" officeooo:rsid="00a0ecbf" officeooo:paragraph-rsid="00ceef9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0d8d5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2ad60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417e2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598fe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59c2f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fo:font-style="normal" style:text-underline-style="none" fo:font-weight="bold" officeooo:rsid="00a6137a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fo:font-style="italic" style:text-underline-style="none" fo:font-weight="bold" officeooo:rsid="009f79ee" officeooo:paragraph-rsid="009f79ee" style:font-size-asian="10.5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fo:font-style="italic" style:text-underline-style="none" fo:font-weight="bold" officeooo:rsid="009f79ee" officeooo:paragraph-rsid="00ceef90" style:font-size-asian="10.5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4pt" fo:font-style="italic" style:text-underline-style="none" fo:font-weight="normal" officeooo:rsid="0033c50d" officeooo:paragraph-rsid="00ceef90" style:font-size-asian="10.5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000000" loext:opacity="100%" fo:font-size="14pt" fo:font-style="italic" style:text-underline-style="none" fo:font-weight="bold" officeooo:rsid="0018388d" officeooo:paragraph-rsid="00cd4509" style:font-size-asian="10.5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33c50d" officeooo:paragraph-rsid="00ceef90" style:font-size-asian="10.5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65b2a3" officeooo:paragraph-rsid="00ceef90" style:font-size-asian="10.5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000000" loext:opacity="100%" fo:font-size="14pt" fo:font-style="normal" style:text-underline-style="none" fo:font-weight="bold" officeooo:rsid="0018388d" officeooo:paragraph-rsid="00cd4509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3505" officeooo:paragraph-rsid="00cd4509" style:font-size-asian="12.25pt" style:font-weight-asian="bold" style:font-size-complex="14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083505" officeooo:paragraph-rsid="00cd4509" style:font-size-asian="12.25pt" style:font-style-asian="italic" style:font-weight-asian="bold" style:font-size-complex="14pt" style:font-style-complex="italic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83505" officeooo:paragraph-rsid="00cd4509" style:font-size-asian="12.25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21ca29" officeooo:paragraph-rsid="0021ca29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ff8000" loext:opacity="100%" fo:font-size="14pt" fo:font-style="normal" style:text-underline-style="none" fo:font-weight="bold" officeooo:rsid="00124057" officeooo:paragraph-rsid="00cd4509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color="#ff8000" loext:opacity="100%" fo:font-size="14pt" fo:font-style="normal" style:text-underline-style="none" fo:font-weight="bold" officeooo:rsid="00958082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f8000" loext:opacity="100%" fo:font-size="14pt" fo:font-style="normal" style:text-underline-style="none" fo:font-weight="bold" officeooo:rsid="005dab9b" officeooo:paragraph-rsid="00ceef90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ff8000" loext:opacity="100%" fo:font-size="14pt" style:text-underline-style="none" fo:font-weight="bold" officeooo:rsid="00083505" officeooo:paragraph-rsid="00cd4509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eaf63"/>
    </style:style>
    <style:style style:name="T3" style:family="text">
      <style:text-properties fo:font-size="12pt" fo:font-style="normal" style:text-underline-style="none" fo:font-weight="normal" officeooo:rsid="000be5c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cb120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4ddd4"/>
    </style:style>
    <style:style style:name="T6" style:family="text">
      <style:text-properties officeooo:rsid="0016efdd"/>
    </style:style>
    <style:style style:name="T7" style:family="text">
      <style:text-properties officeooo:rsid="001af03f"/>
    </style:style>
    <style:style style:name="T8" style:family="text">
      <style:text-properties officeooo:rsid="0020c043"/>
    </style:style>
    <style:style style:name="T9" style:family="text">
      <style:text-properties officeooo:rsid="0022db95"/>
    </style:style>
    <style:style style:name="T10" style:family="text">
      <style:text-properties officeooo:rsid="0027aa9c"/>
    </style:style>
    <style:style style:name="T11" style:family="text">
      <style:text-properties officeooo:rsid="002e3ab1"/>
    </style:style>
    <style:style style:name="T12" style:family="text">
      <style:text-properties officeooo:rsid="00357554"/>
    </style:style>
    <style:style style:name="T13" style:family="text">
      <style:text-properties officeooo:rsid="0038ada5"/>
    </style:style>
    <style:style style:name="T14" style:family="text">
      <style:text-properties officeooo:rsid="003a9ec9"/>
    </style:style>
    <style:style style:name="T15" style:family="text">
      <style:text-properties officeooo:rsid="003c9b14"/>
    </style:style>
    <style:style style:name="T16" style:family="text">
      <style:text-properties officeooo:rsid="00437d86"/>
    </style:style>
    <style:style style:name="T17" style:family="text">
      <style:text-properties officeooo:rsid="0043e77e"/>
    </style:style>
    <style:style style:name="T18" style:family="text">
      <style:text-properties officeooo:rsid="0044143a"/>
    </style:style>
    <style:style style:name="T19" style:family="text">
      <style:text-properties officeooo:rsid="0044c341"/>
    </style:style>
    <style:style style:name="T20" style:family="text">
      <style:text-properties officeooo:rsid="0045b20d"/>
    </style:style>
    <style:style style:name="T21" style:family="text">
      <style:text-properties officeooo:rsid="00473c79"/>
    </style:style>
    <style:style style:name="T22" style:family="text">
      <style:text-properties officeooo:rsid="0048666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8ddf0" style:font-style-asian="italic" style:font-style-complex="italic"/>
    </style:style>
    <style:style style:name="T25" style:family="text">
      <style:text-properties fo:font-style="italic" officeooo:rsid="0049e868" style:font-style-asian="italic" style:font-style-complex="italic"/>
    </style:style>
    <style:style style:name="T26" style:family="text">
      <style:text-properties fo:font-style="italic" officeooo:rsid="004af5aa" style:font-style-asian="italic" style:font-style-complex="italic"/>
    </style:style>
    <style:style style:name="T27" style:family="text">
      <style:text-properties fo:font-style="italic" officeooo:rsid="004da4fd" style:font-style-asian="italic" style:font-style-complex="italic"/>
    </style:style>
    <style:style style:name="T28" style:family="text">
      <style:text-properties fo:font-style="italic" officeooo:rsid="004f4039" style:font-style-asian="italic" style:font-style-complex="italic"/>
    </style:style>
    <style:style style:name="T29" style:family="text">
      <style:text-properties fo:font-style="italic" officeooo:rsid="004fdf96" style:font-style-asian="italic" style:font-style-complex="italic"/>
    </style:style>
    <style:style style:name="T30" style:family="text">
      <style:text-properties fo:font-style="italic" officeooo:rsid="005020b8" style:font-style-asian="italic" style:font-style-complex="italic"/>
    </style:style>
    <style:style style:name="T31" style:family="text">
      <style:text-properties officeooo:rsid="004f4039"/>
    </style:style>
    <style:style style:name="T32" style:family="text">
      <style:text-properties officeooo:rsid="0051e895"/>
    </style:style>
    <style:style style:name="T33" style:family="text">
      <style:text-properties officeooo:rsid="00564195"/>
    </style:style>
    <style:style style:name="T34" style:family="text">
      <style:text-properties officeooo:rsid="005bff7c"/>
    </style:style>
    <style:style style:name="T35" style:family="text">
      <style:text-properties officeooo:rsid="005f5f44"/>
    </style:style>
    <style:style style:name="T36" style:family="text">
      <style:text-properties officeooo:rsid="0064dc78"/>
    </style:style>
    <style:style style:name="T37" style:family="text">
      <style:text-properties officeooo:rsid="006a29d6"/>
    </style:style>
    <style:style style:name="T38" style:family="text">
      <style:text-properties officeooo:rsid="006b7c1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727d91" style:font-weight-asian="bold" style:font-weight-complex="bold"/>
    </style:style>
    <style:style style:name="T41" style:family="text">
      <style:text-properties fo:font-weight="bold" officeooo:rsid="0073e5ea" style:font-weight-asian="bold" style:font-weight-complex="bold"/>
    </style:style>
    <style:style style:name="T42" style:family="text">
      <style:text-properties fo:font-weight="bold" officeooo:rsid="0092445c" style:font-weight-asian="bold" style:font-weight-complex="bold"/>
    </style:style>
    <style:style style:name="T43" style:family="text">
      <style:text-properties fo:font-weight="bold" officeooo:rsid="0096a9ec" style:font-weight-asian="bold" style:font-weight-complex="bold"/>
    </style:style>
    <style:style style:name="T44" style:family="text">
      <style:text-properties fo:font-weight="bold" officeooo:rsid="0096ecd4" style:font-weight-asian="bold" style:font-weight-complex="bold"/>
    </style:style>
    <style:style style:name="T45" style:family="text">
      <style:text-properties officeooo:rsid="0082341b"/>
    </style:style>
    <style:style style:name="T46" style:family="text">
      <style:text-properties officeooo:rsid="00840b3d"/>
    </style:style>
    <style:style style:name="T47" style:family="text">
      <style:text-properties officeooo:rsid="008bf70c"/>
    </style:style>
    <style:style style:name="T48" style:family="text">
      <style:text-properties officeooo:rsid="0092445c"/>
    </style:style>
    <style:style style:name="T49" style:family="text">
      <style:text-properties officeooo:rsid="00958082"/>
    </style:style>
    <style:style style:name="T50" style:family="text">
      <style:text-properties officeooo:rsid="00974d5e"/>
    </style:style>
    <style:style style:name="T51" style:family="text">
      <style:text-properties officeooo:rsid="00982f8f"/>
    </style:style>
    <style:style style:name="T52" style:family="text">
      <style:text-properties officeooo:rsid="009c4e9c"/>
    </style:style>
    <style:style style:name="T53" style:family="text">
      <style:text-properties officeooo:rsid="009d9a84"/>
    </style:style>
    <style:style style:name="T54" style:family="text">
      <style:text-properties officeooo:rsid="009e6a38"/>
    </style:style>
    <style:style style:name="T55" style:family="text">
      <style:text-properties officeooo:rsid="00a0d8d5"/>
    </style:style>
    <style:style style:name="T56" style:family="text">
      <style:text-properties officeooo:rsid="00a7f2c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a7f2cd" style:font-weight-asian="normal" style:font-weight-complex="normal"/>
    </style:style>
    <style:style style:name="T59" style:family="text">
      <style:text-properties fo:font-weight="normal" officeooo:rsid="00aa1c13" style:font-weight-asian="normal" style:font-weight-complex="normal"/>
    </style:style>
    <style:style style:name="T60" style:family="text">
      <style:text-properties fo:font-weight="normal" officeooo:rsid="00a0d8d5" style:font-weight-asian="normal" style:font-weight-complex="normal"/>
    </style:style>
    <style:style style:name="T61" style:family="text">
      <style:text-properties fo:font-weight="normal" officeooo:rsid="00ac0512" style:font-weight-asian="normal" style:font-weight-complex="normal"/>
    </style:style>
    <style:style style:name="T62" style:family="text">
      <style:text-properties fo:font-weight="normal" officeooo:rsid="00add83e" style:font-weight-asian="normal" style:font-weight-complex="normal"/>
    </style:style>
    <style:style style:name="T63" style:family="text">
      <style:text-properties fo:font-weight="normal" officeooo:rsid="00b008cc" style:font-weight-asian="normal" style:font-weight-complex="normal"/>
    </style:style>
    <style:style style:name="T64" style:family="text">
      <style:text-properties fo:font-weight="normal" officeooo:rsid="00b14d00" style:font-weight-asian="normal" style:font-weight-complex="normal"/>
    </style:style>
    <style:style style:name="T65" style:family="text">
      <style:text-properties fo:font-weight="normal" officeooo:rsid="00b31f42" style:font-weight-asian="normal" style:font-weight-complex="normal"/>
    </style:style>
    <style:style style:name="T66" style:family="text">
      <style:text-properties fo:font-weight="normal" officeooo:rsid="00b75a76" style:font-weight-asian="normal" style:font-weight-complex="normal"/>
    </style:style>
    <style:style style:name="T67" style:family="text">
      <style:text-properties fo:font-weight="normal" officeooo:rsid="00b9270a" style:font-weight-asian="normal" style:font-weight-complex="normal"/>
    </style:style>
    <style:style style:name="T68" style:family="text">
      <style:text-properties fo:font-weight="normal" officeooo:rsid="00bacb80" style:font-weight-asian="normal" style:font-weight-complex="normal"/>
    </style:style>
    <style:style style:name="T69" style:family="text">
      <style:text-properties fo:font-weight="normal" officeooo:rsid="00bb58d7" style:font-weight-asian="normal" style:font-weight-complex="normal"/>
    </style:style>
    <style:style style:name="T70" style:family="text">
      <style:text-properties officeooo:rsid="00bf2aa1"/>
    </style:style>
    <style:style style:name="T71" style:family="text">
      <style:text-properties officeooo:rsid="00bf7c9b"/>
    </style:style>
    <style:style style:name="T72" style:family="text">
      <style:text-properties officeooo:rsid="00c36906"/>
    </style:style>
    <style:style style:name="T73" style:family="text">
      <style:text-properties officeooo:rsid="00c5013b"/>
    </style:style>
    <style:style style:name="T74" style:family="text">
      <style:text-properties style:text-line-through-style="none" style:text-line-through-type="none"/>
    </style:style>
    <style:style style:name="T75" style:family="text">
      <style:text-properties style:text-line-through-style="none" style:text-line-through-type="none" fo:font-weight="bold" style:font-weight-asian="bold" style:font-weight-complex="bold"/>
    </style:style>
    <style:style style:name="T76" style:family="text">
      <style:text-properties style:text-line-through-style="none" style:text-line-through-type="none" fo:font-weight="bold" officeooo:rsid="0092445c" style:font-weight-asian="bold" style:font-weight-complex="bold"/>
    </style:style>
    <style:style style:name="T77" style:family="text">
      <style:text-properties officeooo:rsid="00d0063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 Reference Guide</text:p>
      <text:p text:style-name="P7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1">Modification History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6">Date</text:p>
          </table:table-cell>
          <table:table-cell table:style-name="Table1.B2" office:value-type="string">
            <text:p text:style-name="P76">Addition</text:p>
          </table:table-cell>
        </table:table-row>
        <table:table-row table:style-name="Table1.3">
          <table:table-cell table:style-name="Table1.A3" office:value-type="string">
            <text:p text:style-name="P72">15 / 03</text:p>
          </table:table-cell>
          <table:table-cell table:style-name="Table1.B3" office:value-type="string">
            <text:p text:style-name="P73">Initial <text:span text:style-name="T45">document creation, added Color Picker, Color Picker Overlay, BorderFrame, BorderLine, </text:span><text:span text:style-name="T46">HsvColorSelect &amp; LoopSlider documentation</text:span></text:p>
          </table:table-cell>
        </table:table-row>
        <table:table-row table:style-name="Table1.3">
          <table:table-cell table:style-name="Table1.A3" office:value-type="string">
            <text:p text:style-name="P74">24 / 03</text:p>
          </table:table-cell>
          <table:table-cell table:style-name="Table1.B3" office:value-type="string">
            <text:p text:style-name="P75">Added Triangle and Arrow documentation <text:span text:style-name="T77">&amp; organized documentation alphabetically</text:span></text:p>
          </table:table-cell>
        </table:table-row>
      </table:table>
      <text:p text:style-name="Standard"/>
      <text:p text:style-name="P91"/>
      <text:p text:style-name="P91"/>
      <text:p text:style-name="P36"/>
      <text:p text:style-name="P64"/>
      <text:p text:style-name="P133">Arrow</text:p>
      <text:p text:style-name="P134"/>
      <text:p text:style-name="P107">Style-class: <text:span text:style-name="T49">arrow</text:span></text:p>
      <text:p text:style-name="P107"/>
      <text:p text:style-name="P104">The <text:span text:style-name="T43">Arrow</text:span><text:span text:style-name="T39"> </text:span>class also has all the properties &amp; pseudo-classes of <text:span text:style-name="T44">Region</text:span></text:p>
      <text:p text:style-name="P107"/>
      <text:p text:style-name="P125">CSS <text:span text:style-name="T12">properties</text:span></text:p>
      <text:p text:style-name="P125"/>
      <text:p text:style-name="P112">-<text:span text:style-name="T13">fx-</text:span><text:span text:style-name="T50">fill</text:span><text:span text:style-name="T13">: </text:span><text:span text:style-name="T50">color</text:span></text:p>
      <text:p text:style-name="P110"><text:tab/>- <text:bookmark-start text:name="__DdeLink__318_8364623352"/><text:span text:style-name="T50">t</text:span><text:bookmark-end text:name="__DdeLink__318_8364623352"/><text:span text:style-name="T50">he color of the arrow</text:span></text:p>
      <text:p text:style-name="P110"/>
      <text:p text:style-name="P110">-<text:span text:style-name="T51">fx-orientation: [“top-left” | “top” | “top-right” | “right” | “bottom-right” | “bottom” | </text:span></text:p>
      <text:p text:style-name="P109"><text:tab/><text:tab/> <text:s text:c="2"/>“bottom-left” | left”]</text:p>
      <text:p text:style-name="P110"><text:tab/>- <text:span text:style-name="T52">the direction towards which the arrow is pointed</text:span></text:p>
      <text:p text:style-name="P111"/>
      <text:p text:style-name="P111">-fx-arrow-type: <text:span text:style-name="T53">[“single” | “double”]</text:span></text:p>
      <text:p text:style-name="P111"><text:tab/>- <text:span text:style-name="T54">whether the arrow is signle-ended or double-ended</text:span></text:p>
      <text:p text:style-name="P111"/>
      <text:p text:style-name="P122">Pseudo-classes</text:p>
      <text:p text:style-name="P123"/>
      <text:p text:style-name="P113"><text:span text:style-name="T39">top-left<text:tab/></text:span>: <text:span text:style-name="T56">applies if arrow orientation is top-left</text:span></text:p>
      <text:p text:style-name="P114"><text:span text:style-name="T39">top<text:tab/><text:tab/></text:span><text:span text:style-name="T55">: </text:span><text:span text:style-name="T56">applies if arrow orientation is top</text:span></text:p>
      <text:p text:style-name="P115">top-right<text:tab/><text:span text:style-name="T57">: </text:span><text:span text:style-name="T58">applies if arrow orientation is </text:span><text:span text:style-name="T59">top-right</text:span></text:p>
      <text:p text:style-name="P116">right<text:tab/><text:tab/><text:span text:style-name="T60">: </text:span><text:span text:style-name="T58">applies if arrow orientation is </text:span><text:span text:style-name="T61">right</text:span></text:p>
      <text:p text:style-name="P116">bottom-right<text:tab/><text:span text:style-name="T60">: </text:span><text:span text:style-name="T58">applies if arrow orientation is </text:span><text:span text:style-name="T62">bottom-right</text:span></text:p>
      <text:p text:style-name="P117">bottom<text:tab/><text:span text:style-name="T60">: </text:span><text:span text:style-name="T58">applies if arrow orientation is </text:span><text:span text:style-name="T63">bottom</text:span></text:p>
      <text:p text:style-name="P118">bottom-left<text:tab/><text:span text:style-name="T60">: </text:span><text:span text:style-name="T58">applies if arrow orientation is </text:span><text:span text:style-name="T64">bottom-left</text:span></text:p>
      <text:p text:style-name="P119">left<text:tab/><text:tab/><text:span text:style-name="T60">: </text:span><text:span text:style-name="T58">applies if arrow orientation is </text:span><text:span text:style-name="T65">left</text:span></text:p>
      <text:p text:style-name="P120">horizontal<text:tab/><text:span text:style-name="T60">: </text:span><text:span text:style-name="T58">applies if arrow orientation is </text:span><text:span text:style-name="T66">left or right</text:span></text:p>
      <text:p text:style-name="P120">vertical<text:tab/><text:span text:style-name="T60">: </text:span><text:span text:style-name="T58">applies if arrow orientation is </text:span><text:span text:style-name="T67">top or bottom</text:span></text:p>
      <text:p text:style-name="P120">diagonal<text:tab/><text:span text:style-name="T60">: </text:span><text:span text:style-name="T58">applies if arrow orientation is </text:span><text:span text:style-name="T68">top-left, top-right, bottom-right or bottom-left</text:span></text:p>
      <text:p text:style-name="P120">single<text:span text:style-name="T58"><text:tab/><text:tab/>: </text:span><text:span text:style-name="T69">applies if arrow is single-ended</text:span></text:p>
      <text:p text:style-name="P120">double<text:span text:style-name="T57"><text:tab/><text:tab/></text:span><text:span text:style-name="T69">: applies if arrow is double-ended</text:span></text:p>
      <text:p text:style-name="P126"/>
      <text:p text:style-name="P126">Substructure</text:p>
      <text:p text:style-name="P126"/>
      <text:list xml:id="list3330290460" text:style-name="L6">
        <text:list-item>
          <text:p text:style-name="P98"><text:span text:style-name="T70">inner-arrow</text:span><text:span text:style-name="T37">: </text:span><text:span text:style-name="T70">Triangle </text:span><text:span text:style-name="T72">(arrow at the pivot point)</text:span></text:p>
        </text:list-item>
        <text:list-item>
          <text:p text:style-name="P101"><text:span text:style-name="T71">outer-arrow</text:span>: <text:span text:style-name="T71">Triangle </text:span><text:span text:style-name="T73">(arrow opposite the pivot point)</text:span></text:p>
        </text:list-item>
        <text:list-item>
          <text:p text:style-name="P102">line: Region</text:p>
        </text:list-item>
      </text:list>
      <text:p text:style-name="P64"/>
      <text:p text:style-name="P64">BorderFrame</text:p>
      <text:p text:style-name="P64"/>
      <text:p text:style-name="P24">Style class: <text:span text:style-name="T9">border-frame</text:span></text:p>
      <text:p text:style-name="P24"/>
      <text:p text:style-name="P15">CSS <text:span text:style-name="T12">properties</text:span></text:p>
      <text:p text:style-name="P15"/>
      <text:p text:style-name="P48">-<text:span text:style-name="T13">fx-text-location: </text:span><text:span text:style-name="T14">[“top” </text:span><text:span text:style-name="T15">| “right” | “bottom” | “left” | “center” ]</text:span></text:p>
      <text:p text:style-name="P44"><text:tab/>- <text:bookmark-start text:name="__DdeLink__318_836462335"/>where display text is placed if there is enough space (hidden otherwise)<text:bookmark-end text:name="__DdeLink__318_836462335"/></text:p>
      <text:p text:style-name="P24"><text:soft-page-break/></text:p>
      <text:p text:style-name="P17">Substructure</text:p>
      <text:p text:style-name="P12"/>
      <text:list xml:id="list1256291261" text:style-name="L3">
        <text:list-item>
          <text:p text:style-name="P92">label: Label</text:p>
        </text:list-item>
        <text:list-item>
          <text:p text:style-name="P93">border-line: BorderLine <text:span text:style-name="T10">(x4)</text:span></text:p>
        </text:list-item>
      </text:list>
      <text:p text:style-name="P37"/>
      <text:p text:style-name="P66">BorderLine</text:p>
      <text:p text:style-name="P66"/>
      <text:p text:style-name="P26">Style class: border-line</text:p>
      <text:p text:style-name="P26"/>
      <text:p text:style-name="P14">CSS propert<text:span text:style-name="T11">ies</text:span></text:p>
      <text:p text:style-name="P35"/>
      <text:p text:style-name="P38">-<text:span text:style-name="T16">fx-size: </text:span><text:span text:style-name="T17">number</text:span></text:p>
      <text:p text:style-name="P38"><text:tab/>- <text:span text:style-name="T24">t</text:span><text:bookmark-start text:name="__DdeLink__320_836462335"/><text:span text:style-name="T24">he width &amp; height of the borderline</text:span><text:bookmark-end text:name="__DdeLink__320_836462335"/></text:p>
      <text:p text:style-name="P31"/>
      <text:p text:style-name="P38">-<text:span text:style-name="T18">fx-line-thickness: number</text:span></text:p>
      <text:p text:style-name="P38"><text:tab/>- <text:bookmark-start text:name="__DdeLink__322_836462335"/><text:span text:style-name="T25">the thickness of the line</text:span><text:bookmark-end text:name="__DdeLink__322_836462335"/></text:p>
      <text:p text:style-name="P32"/>
      <text:p text:style-name="P38">-<text:span text:style-name="T19">fx-arc-width: </text:span><text:span text:style-name="T20">number</text:span></text:p>
      <text:p text:style-name="P38"><text:span text:style-name="T23"><text:tab/>- </text:span><text:span text:style-name="T26">the </text:span><text:bookmark-start text:name="__DdeLink__324_836462335"/><text:span text:style-name="T26">arc-width for the side of the cor</text:span><text:span text:style-name="T27">n</text:span><text:span text:style-name="T26">er</text:span><text:bookmark-end text:name="__DdeLink__324_836462335"/></text:p>
      <text:p text:style-name="P38"/>
      <text:p text:style-name="P38">-<text:span text:style-name="T20">fx-arc-</text:span><text:span text:style-name="T31">height</text:span><text:span text:style-name="T20">: </text:span><text:span text:style-name="T21">number</text:span></text:p>
      <text:p text:style-name="P39"><text:span text:style-name="T23"><text:tab/>- </text:span><text:span text:style-name="T26">the </text:span><text:bookmark-start text:name="__DdeLink__326_836462335"/><text:span text:style-name="T26">arc-</text:span><text:span text:style-name="T28">height </text:span><text:span text:style-name="T26">for the side of the cor</text:span><text:span text:style-name="T27">n</text:span><text:span text:style-name="T26">er</text:span><text:bookmark-end text:name="__DdeLink__326_836462335"/></text:p>
      <text:p text:style-name="P38"/>
      <text:p text:style-name="P38">-<text:span text:style-name="T22">fx-fill: color</text:span></text:p>
      <text:p text:style-name="P38"><text:tab/>- <text:span text:style-name="T29">the </text:span><text:bookmark-start text:name="__DdeLink__328_836462335"/><text:span text:style-name="T29">color of the corner</text:span><text:bookmark-end text:name="__DdeLink__328_836462335"/></text:p>
      <text:p text:style-name="P33"/>
      <text:p text:style-name="P13"><text:span text:style-name="T29">S</text:span><text:span text:style-name="T23">ub</text:span><text:span text:style-name="T30">structure</text:span></text:p>
      <text:p text:style-name="P22"/>
      <text:list xml:id="list245147069" text:style-name="L4">
        <text:list-item>
          <text:p text:style-name="P94"><text:span text:style-name="T30">c</text:span><text:span text:style-name="T23">anvas: Canvas</text:span></text:p>
        </text:list-item>
      </text:list>
      <text:p text:style-name="P34"/>
      <text:p text:style-name="P135">Color Picker</text:p>
      <text:p text:style-name="P128"/>
      <text:p text:style-name="P85">Style class: color-picker</text:p>
      <text:p text:style-name="P85"/>
      <text:p text:style-name="P84">The <text:span text:style-name="T39">Color Picker </text:span>class also has all the properties &amp; pseudo-classes of <text:span text:style-name="T39">Control</text:span></text:p>
      <text:p text:style-name="P85"/>
      <text:p text:style-name="P129">Substructure</text:p>
      <text:p text:style-name="P130"/>
      <text:list xml:id="list2234451828" text:style-name="L1">
        <text:list-item>
          <text:p text:style-name="P78"><text:span text:style-name="T3">current-color: </text:span><text:span text:style-name="T4">Region</text:span></text:p>
        </text:list-item>
        <text:list-item>
          <text:p text:style-name="P80">hue-slider: <text:span text:style-name="T2">LoopSlider</text:span></text:p>
        </text:list-item>
        <text:list-item>
          <text:p text:style-name="P82">value-slider: LoopSlider<text:span text:style-name="T47"> </text:span></text:p>
        </text:list-item>
      </text:list>
      <text:p text:style-name="P83"/>
      <text:p text:style-name="P132">Color Picker Overlay</text:p>
      <text:p text:style-name="P132"/>
      <text:p text:style-name="P106">Sty<text:span text:style-name="T5">le class: </text:span><text:span text:style-name="T6">color-picker-overlay</text:span></text:p>
      <text:p text:style-name="P106"/>
      <text:p text:style-name="P124">Substructure</text:p>
      <text:p text:style-name="P127"><text:soft-page-break/></text:p>
      <text:list xml:id="list4198678007" text:style-name="L7">
        <text:list-item>
          <text:p text:style-name="P87">border-frame: <text:span text:style-name="T7">BorderFrame</text:span></text:p>
          <text:list>
            <text:list-item>
              <text:p text:style-name="P89">border-line: BorderLine</text:p>
            </text:list-item>
          </text:list>
        </text:list-item>
        <text:list-item>
          <text:p text:style-name="P90">hover-color: <text:span text:style-name="T8">Rectangle</text:span></text:p>
        </text:list-item>
      </text:list>
      <text:p text:style-name="P34"/>
      <text:p text:style-name="P67">HsvC<text:span text:style-name="T32">olorSelect</text:span></text:p>
      <text:p text:style-name="P67"/>
      <text:p text:style-name="P27">Style-class: <text:span text:style-name="T33">hsv-color-select</text:span></text:p>
      <text:p text:style-name="P27"/>
      <text:p text:style-name="P40">The <text:span text:style-name="T40">HsvColorSelect</text:span><text:span text:style-name="T39"> </text:span>class also has all the properties &amp; pseudo-classes of <text:span text:style-name="T39">Control</text:span></text:p>
      <text:p text:style-name="P27"/>
      <text:p text:style-name="P19">Substructure</text:p>
      <text:p text:style-name="P19"/>
      <text:list xml:id="list817688409" text:style-name="L5">
        <text:list-item>
          <text:p text:style-name="P95">pointer: <text:span text:style-name="T34">Region</text:span></text:p>
        </text:list-item>
      </text:list>
      <text:p text:style-name="P28"/>
      <text:p text:style-name="P68">Loo<text:span text:style-name="T35">pSlider</text:span></text:p>
      <text:p text:style-name="P68"/>
      <text:p text:style-name="P29">Style-class: <text:span text:style-name="T36">loop-slider</text:span></text:p>
      <text:p text:style-name="P29"/>
      <text:p text:style-name="P41">The <text:span text:style-name="T41">LoopSlider</text:span><text:span text:style-name="T39"> </text:span>class also has all the properties &amp; pseudo-classes of <text:span text:style-name="T39">Control</text:span></text:p>
      <text:p text:style-name="P29"/>
      <text:p text:style-name="P20">Substructure</text:p>
      <text:p text:style-name="P20"/>
      <text:list xml:id="list102437458135581" text:continue-list="list3330290460" text:style-name="L6">
        <text:list-item>
          <text:p text:style-name="P96">trac<text:span text:style-name="T37">k: </text:span><text:span text:style-name="T38">R</text:span><text:span text:style-name="T37">egion</text:span></text:p>
        </text:list-item>
        <text:list-item>
          <text:p text:style-name="P99">thumb: Region</text:p>
        </text:list-item>
      </text:list>
      <text:p text:style-name="P43"/>
      <text:p text:style-name="P70">Triangle</text:p>
      <text:p text:style-name="P65"/>
      <text:p text:style-name="P25">Style class: <text:span text:style-name="T48">triangle</text:span></text:p>
      <text:p text:style-name="P25"/>
      <text:p text:style-name="P103"><text:span text:style-name="T74">The </text:span><text:span text:style-name="T76">Triangle</text:span><text:span text:style-name="T75"> </text:span><text:span text:style-name="T74">class also has all the properties &amp; pseudo-classes of </text:span><text:span text:style-name="T76">Polyg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768e9b" officeooo:paragraph-rsid="00768e9b"/>
    </style:style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<text:span text:style-name="MT1">c</text:span>Nab Eliot<text:tab/><text:tab/>15 / 03 /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8:45:40.896530067</meta:creation-date>
    <dc:date>2022-03-24T10:24:34.649665686</dc:date>
    <meta:editing-duration>PT7H3M37S</meta:editing-duration>
    <meta:editing-cycles>176</meta:editing-cycles>
    <meta:generator>LibreOffice/7.2.3.2$Linux_X86_64 LibreOffice_project/20$Build-2</meta:generator>
    <meta:document-statistic meta:table-count="1" meta:image-count="0" meta:object-count="0" meta:page-count="4" meta:paragraph-count="88" meta:word-count="434" meta:character-count="2884" meta:non-whitespace-character-count="2531"/>
  </office:meta>
</office:document-meta>
</file>